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Calibri" style:font-name-asian="Calibri1" style:font-name-complex="Calibri1"/>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11">
      <style:paragraph-properties fo:margin-left="0.5in" fo:margin-right="0in" fo:text-indent="-0.25in" style:auto-text-indent="false"/>
    </style:style>
    <style:style style:name="P6" style:family="paragraph" style:parent-style-name="Standard" style:list-style-name="WWNum12">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9">
      <style:paragraph-properties fo:margin-left="0.5in" fo:margin-right="0in" fo:text-indent="-0.25in" style:auto-text-indent="false"/>
    </style:style>
    <style:style style:name="P13" style:family="paragraph" style:parent-style-name="Standard" style:list-style-name="WWNum8">
      <style:paragraph-properties fo:margin-left="0.5in" fo:margin-right="0in" fo:text-indent="-0.25in" style:auto-text-indent="false"/>
    </style:style>
    <style:style style:name="P14" style:family="paragraph" style:parent-style-name="Heading_20_3" style:master-page-name="Standard">
      <style:paragraph-properties style:page-number="1"/>
    </style:style>
    <style:style style:name="T1" style:family="text">
      <style:text-properties style:font-name="Calibri" style:font-name-asian="Calibri1" style:font-name-complex="Calibri1"/>
    </style:style>
    <style:style style:name="T2" style:family="text">
      <style:text-properties fo:color="#1155cc" style:font-name="Calibri" style:text-underline-style="solid" style:text-underline-width="auto" style:text-underline-color="font-color" style:font-name-asian="Calibri1"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7dy7xwex8yeq"/><text:span text:style-name="T1">IBAN Validation System Design Document</text:span></text:p>
      <text:p text:style-name="Heading_20_4"><text:bookmark text:name="_a5b4qrj9y4b7"/><text:span text:style-name="T1">Table of Contents</text:span></text:p>
      <text:p text:style-name="Standard"><text:span text:style-name="T1">1. </text:span><text:a xlink:type="simple" xlink:href="#_pe6dm2u2zqlo" text:style-name="ListLabel_20_109" text:visited-style-name="ListLabel_20_109"><text:span text:style-name="T2">Introduction</text:span></text:a></text:p>
      <text:p text:style-name="Standard"><text:span text:style-name="T1"><text:s text:c="3"/>- Purpose of the Document</text:span></text:p>
      <text:p text:style-name="Standard"><text:span text:style-name="T1"><text:s text:c="3"/>- System Overview</text:span></text:p>
      <text:p text:style-name="Standard"><text:span text:style-name="T1">2. </text:span><text:a xlink:type="simple" xlink:href="#_wceq56wlfhq9" text:style-name="ListLabel_20_109" text:visited-style-name="ListLabel_20_109"><text:span text:style-name="T2">System Architecture</text:span></text:a></text:p>
      <text:p text:style-name="Standard"><text:span text:style-name="T1"><text:s text:c="3"/>- High-Level Architecture</text:span></text:p>
      <text:p text:style-name="Standard"><text:span text:style-name="T1"><text:s text:c="3"/>- Components and Modules</text:span></text:p>
      <text:p text:style-name="Standard"><text:span text:style-name="T1"><text:s text:c="3"/>- Data Flow</text:span></text:p>
      <text:p text:style-name="Standard"><text:span text:style-name="T1">3. </text:span><text:a xlink:type="simple" xlink:href="#_azqj8pl481sq" text:style-name="ListLabel_20_109" text:visited-style-name="ListLabel_20_109"><text:span text:style-name="T2">Database Schema</text:span></text:a></text:p>
      <text:p text:style-name="Standard"><text:span text:style-name="T1"><text:s text:c="3"/>- User Table</text:span></text:p>
      <text:p text:style-name="Standard"><text:span text:style-name="T1"><text:s text:c="3"/>- IBANs Table</text:span></text:p>
      <text:p text:style-name="Standard"><text:span text:style-name="T1"><text:s text:c="3"/>- Relationships</text:span></text:p>
      <text:p text:style-name="Standard"><text:span text:style-name="T1">4. </text:span><text:a xlink:type="simple" xlink:href="#_e6czeqarxax3" text:style-name="ListLabel_20_109" text:visited-style-name="ListLabel_20_109"><text:span text:style-name="T2">User Registration and Authentication</text:span></text:a></text:p>
      <text:p text:style-name="Standard"><text:span text:style-name="T1"><text:s text:c="3"/>- User Registration Flow</text:span></text:p>
      <text:p text:style-name="Standard"><text:span text:style-name="T1"><text:s text:c="3"/>- Authentication Flow</text:span></text:p>
      <text:p text:style-name="Standard"><text:span text:style-name="T1">5. </text:span><text:a xlink:type="simple" xlink:href="#_asen4cwgezbw" text:style-name="ListLabel_20_109" text:visited-style-name="ListLabel_20_109"><text:span text:style-name="T2">IBAN Validation</text:span></text:a></text:p>
      <text:p text:style-name="Standard"><text:span text:style-name="T1"><text:s text:c="3"/>- Validation Rules</text:span></text:p>
      <text:p text:style-name="Standard"><text:span text:style-name="T1"><text:s text:c="3"/>- Validation Logic</text:span></text:p>
      <text:p text:style-name="Standard"><text:span text:style-name="T1">6. </text:span><text:a xlink:type="simple" xlink:href="#_qfkrepi0anuk" text:style-name="ListLabel_20_109" text:visited-style-name="ListLabel_20_109"><text:span text:style-name="T2">Admin Functionality</text:span></text:a></text:p>
      <text:p text:style-name="Standard"><text:soft-page-break/><text:span text:style-name="T1"><text:s text:c="3"/>- Admin Authentication</text:span></text:p>
      <text:p text:style-name="Standard"><text:span text:style-name="T1"><text:s text:c="3"/>- Admin Access to IBAN Data</text:span></text:p>
      <text:p text:style-name="Standard"><text:span text:style-name="T1">7. </text:span><text:a xlink:type="simple" xlink:href="#_5zqg9cs8t0xn" text:style-name="ListLabel_20_109" text:visited-style-name="ListLabel_20_109"><text:span text:style-name="T2">Error Handling</text:span></text:a></text:p>
      <text:p text:style-name="Standard"><text:span text:style-name="T1"><text:s text:c="3"/>- Error Types and Handling</text:span></text:p>
      <text:p text:style-name="Standard"><text:span text:style-name="T1">8. </text:span><text:a xlink:type="simple" xlink:href="#_lr77unlcpmys" text:style-name="ListLabel_20_109" text:visited-style-name="ListLabel_20_109"><text:span text:style-name="T2">API Endpoints</text:span></text:a></text:p>
      <text:p text:style-name="Standard"><text:span text:style-name="T1"><text:s text:c="3"/>- Description of API Endpoints</text:span></text:p>
      <text:p text:style-name="Standard"><text:span text:style-name="T1">9. </text:span><text:a xlink:type="simple" xlink:href="#_golcc721vi6n" text:style-name="ListLabel_20_109" text:visited-style-name="ListLabel_20_109"><text:span text:style-name="T2">Security</text:span></text:a></text:p>
      <text:p text:style-name="Standard"><text:span text:style-name="T1"><text:s text:c="3"/>- User Data Protection</text:span></text:p>
      <text:p text:style-name="Standard"><text:span text:style-name="T1"><text:s text:c="3"/>- Authorization and Authentication</text:span></text:p>
      <text:p text:style-name="Standard"><text:span text:style-name="T1">10. </text:span><text:a xlink:type="simple" xlink:href="#_nr71r8qp8kuj" text:style-name="ListLabel_20_109" text:visited-style-name="ListLabel_20_109"><text:span text:style-name="T2">Scalability</text:span></text:a></text:p>
      <text:p text:style-name="Standard"><text:span text:style-name="T1"><text:s text:c="4"/>- Handling Large Numbers of Requests</text:span></text:p>
      <text:p text:style-name="Standard"><text:span text:style-name="T1"><text:s text:c="4"/>- Scalability Considerations</text:span></text:p>
      <text:p text:style-name="Standard"><text:span text:style-name="T1">11. </text:span><text:a xlink:type="simple" xlink:href="#_6shcpzlkjw7d" text:style-name="ListLabel_20_109" text:visited-style-name="ListLabel_20_109"><text:span text:style-name="T2">Deployment</text:span></text:a></text:p>
      <text:p text:style-name="Standard"><text:span text:style-name="T1"><text:s text:c="4"/>- Deployment Environment</text:span></text:p>
      <text:p text:style-name="Standard"><text:span text:style-name="T1"><text:s text:c="4"/>- Deployment Steps</text:span></text:p>
      <text:p text:style-name="Standard"><text:span text:style-name="T1">12. </text:span><text:a xlink:type="simple" xlink:href="#_g1207fi6tsca" text:style-name="ListLabel_20_109" text:visited-style-name="ListLabel_20_109"><text:span text:style-name="T2">Testing</text:span></text:a></text:p>
      <text:p text:style-name="Standard"><text:span text:style-name="T1"><text:s text:c="4"/>- Test Strategy</text:span></text:p>
      <text:p text:style-name="Standard"><text:span text:style-name="T1">13. </text:span><text:a xlink:type="simple" xlink:href="#_9d0mkoodh9bj" text:style-name="ListLabel_20_109" text:visited-style-name="ListLabel_20_109"><text:span text:style-name="T2">Conclusion</text:span></text:a></text:p>
      <text:p text:style-name="Heading_20_4"><text:bookmark text:name="_pe6dm2u2zqlo"/><text:span text:style-name="T1">1. Introduction</text:span></text:p>
      <text:p text:style-name="P1"/>
      <text:p text:style-name="Heading_20_5"><text:bookmark text:name="_uwz553q0s2l"/><text:span text:style-name="T1">Purpose of the Document</text:span></text:p>
      <text:p text:style-name="P1"><text:soft-page-break/></text:p>
      <text:p text:style-name="Standard"><text:span text:style-name="T1">This document serves as a detailed guide to the design and architecture of the IBAN validation system. It outlines the system's components, functionality, and data flow.</text:span></text:p>
      <text:p text:style-name="P1"/>
      <text:p text:style-name="Heading_20_5"><text:bookmark text:name="_w001mz2brljt"/><text:span text:style-name="T1">System Overview</text:span></text:p>
      <text:p text:style-name="P1"/>
      <text:p text:style-name="Standard"><text:span text:style-name="T1">The IBAN validation system is designed to allow users to register, log in, and validate IBAN numbers. Admins have access to view a list of all entered IBAN numbers. The system follows a client-server architecture.</text:span></text:p>
      <text:p text:style-name="P1"/>
      <text:p text:style-name="Heading_20_4"><text:bookmark text:name="_wceq56wlfhq9"/><text:span text:style-name="T1">2. System Architecture</text:span></text:p>
      <text:p text:style-name="P1"/>
      <text:p text:style-name="Heading_20_5"><text:bookmark text:name="_w9vm0593o8ic"/><text:span text:style-name="T1">High-Level Architecture</text:span></text:p>
      <text:p text:style-name="P1"/>
      <text:p text:style-name="Standard"><text:span text:style-name="T1">The system follows a client-server architecture with a frontend built using React and a backend built using Laravel. The frontend communicates with the backend API to perform user actions and IBAN validation.</text:span></text:p>
      <text:p text:style-name="P1"/>
      <text:p text:style-name="Heading_20_5"><text:bookmark text:name="_d8bqk2wk3zpk"/><text:span text:style-name="T1">Components and Modules</text:span></text:p>
      <text:p text:style-name="P1"/>
      <text:p text:style-name="Standard"><text:span text:style-name="T1">The system comprises the following main components:</text:span></text:p>
      <text:p text:style-name="Standard"><text:span text:style-name="T1">- Frontend (React)</text:span></text:p>
      <text:p text:style-name="Standard"><text:span text:style-name="T1">- Backend (Laravel)</text:span></text:p>
      <text:p text:style-name="Standard"><text:span text:style-name="T1">- Database (MySQL)</text:span></text:p>
      <text:p text:style-name="P1"/>
      <text:p text:style-name="Heading_20_5"><text:bookmark text:name="_qzh88dbq5u1r"/><text:span text:style-name="T1">Data Flow</text:span></text:p>
      <text:p text:style-name="P1"><text:soft-page-break/></text:p>
      <text:p text:style-name="Standard"><text:span text:style-name="T1">- User registration and login requests are handled by the backend API.</text:span></text:p>
      <text:p text:style-name="Standard"><text:span text:style-name="T1">- IBAN validation requests are also processed by the backend API.</text:span></text:p>
      <text:p text:style-name="Standard"><text:span text:style-name="T1">- Admins access the list of IBAN numbers through the backend.</text:span></text:p>
      <text:p text:style-name="P1"/>
      <text:p text:style-name="Heading_20_4"><text:bookmark text:name="_azqj8pl481sq"/><text:span text:style-name="T1">3. Database Schema</text:span></text:p>
      <text:p text:style-name="P1"/>
      <text:p text:style-name="Heading_20_5"><text:bookmark text:name="_9n8jpc5kykmm"/><text:span text:style-name="T1">User Table</text:span></text:p>
      <text:p text:style-name="P1"/>
      <text:p text:style-name="Standard"><text:span text:style-name="T1">The User table stores user registration information, including username, hashed password and role.</text:span></text:p>
      <text:p text:style-name="P1"/>
      <text:p text:style-name="Heading_20_5"><text:bookmark text:name="_fcokpgc2hha7"/><text:span text:style-name="T1">IBANs Table</text:span></text:p>
      <text:p text:style-name="P1"/>
      <text:p text:style-name="Standard"><text:span text:style-name="T1">The IBANs table stores validated IBAN numbers, associated user IDs, and timestamps.</text:span></text:p>
      <text:p text:style-name="P1"/>
      <text:p text:style-name="Heading_20_5"><text:bookmark text:name="_4u4zuh98zgda"/><text:span text:style-name="T1">Relationships</text:span></text:p>
      <text:p text:style-name="P1"/>
      <text:p text:style-name="Standard"><text:span text:style-name="T1">There is a one-to-many relationship between users and IBANs, where each user can have multiple IBANs associated with their account.</text:span></text:p>
      <text:p text:style-name="P1"/>
      <text:p text:style-name="Heading_20_4"><text:bookmark text:name="_e6czeqarxax3"/><text:span text:style-name="T1">4. User Registration and Authentication</text:span></text:p>
      <text:p text:style-name="P1"/>
      <text:p text:style-name="Heading_20_5"><text:bookmark text:name="_awb304wof4tf"/><text:soft-page-break/><text:span text:style-name="T1">User Registration Flow</text:span></text:p>
      <text:p text:style-name="P1"/>
      <text:p text:style-name="Standard"><text:span text:style-name="T1">Users register by providing a username and password. User passwords are securely hashed before storage.</text:span></text:p>
      <text:p text:style-name="P1"/>
      <text:p text:style-name="Heading_20_5"><text:bookmark text:name="_lf6pmerh0u7n"/><text:span text:style-name="T1">Authentication Flow</text:span></text:p>
      <text:p text:style-name="P1"/>
      <text:p text:style-name="Standard"><text:span text:style-name="T1">Authentication is done by comparing the hashed password during login with the stored hashed password.</text:span></text:p>
      <text:p text:style-name="P1"/>
      <text:p text:style-name="Heading_20_4"><text:bookmark text:name="_asen4cwgezbw"/><text:span text:style-name="T1">5. IBAN Validation</text:span></text:p>
      <text:p text:style-name="Heading_20_5"><text:bookmark text:name="_ims4raswg4ju"/><text:span text:style-name="T1">Validation Logic</text:span></text:p>
      <text:p text:style-name="P1"/>
      <text:p text:style-name="Standard"><text:span text:style-name="T1">This custom validation rule for International Bank Account Numbers (IBANs) ensures that user provided IBANs meet the correct format and mathematical requirements through the following steps:</text:span></text:p>
      <text:p text:style-name="P1"/>
      <text:p text:style-name="Standard"><text:span text:style-name="T1">Step 1: IBAN Input Preparation</text:span></text:p>
      <text:list xml:id="list4179764368" text:style-name="WWNum4">
        <text:list-item>
          <text:p text:style-name="P2"><text:span text:style-name="T1">The first step involves preparing the user-provided IBAN. This includes removing any spaces and converting it to uppercase, ensuring a standardized format for validation.</text:span></text:p>
        </text:list-item>
      </text:list>
      <text:p text:style-name="P1"/>
      <text:p text:style-name="Standard"><text:span text:style-name="T1">Step 2: Format Validation</text:span></text:p>
      <text:list xml:id="list770420589" text:style-name="WWNum7">
        <text:list-item>
          <text:p text:style-name="P3"><text:span text:style-name="T1">Following input preparation, the IBAN undergoes format validation. It is checked against a regular expression to verify if it matches the expected pattern. A valid IBAN should consist of:</text:span></text:p>
        </text:list-item>
        <text:list-item>
          <text:p text:style-name="P3"><text:span text:style-name="T1">Two uppercase letters (country code).</text:span></text:p>
        </text:list-item>
        <text:list-item>
          <text:p text:style-name="P3"><text:span text:style-name="T1">Two digits (check digits).</text:span></text:p>
        </text:list-item>
        <text:list-item>
          <text:p text:style-name="P3"><text:span text:style-name="T1">Up to 30 alphanumeric characters (the account number).</text:span></text:p>
        </text:list-item>
      </text:list>
      <text:p text:style-name="P1"><text:soft-page-break/></text:p>
      <text:p text:style-name="Standard"><text:span text:style-name="T1">Step 3: IBAN Rearrangement</text:span></text:p>
      <text:list xml:id="list3967348297" text:style-name="WWNum1">
        <text:list-item>
          <text:p text:style-name="P4"><text:span text:style-name="T1">After format validation, the IBAN is rearranged. This involves moving the first 4 characters to the end of the IBAN, aligning it with the typical IBAN structure.</text:span></text:p>
        </text:list-item>
      </text:list>
      <text:p text:style-name="P1"/>
      <text:p text:style-name="Standard"><text:span text:style-name="T1">Step 4: Letter-to-Digit Conversion</text:span></text:p>
      <text:list xml:id="list948919362" text:style-name="WWNum11">
        <text:list-item>
          <text:p text:style-name="P5"><text:span text:style-name="T1">To facilitate mathematical calculations, letters within the IBAN are replaced with their corresponding numeric values. This conversion is essential for consistent mathematical operations.</text:span></text:p>
        </text:list-item>
      </text:list>
      <text:p text:style-name="P1"/>
      <text:p text:style-name="Standard"><text:span text:style-name="T1">Step 5: IBAN Modulo Operation</text:span></text:p>
      <text:list xml:id="list1223374892" text:style-name="WWNum12">
        <text:list-item>
          <text:p text:style-name="P6"><text:span text:style-name="T1">The validation process includes a modulo operation (remainder) on the rearranged and converted IBAN. This operation calculates the remainder when dividing the IBAN by '97'. A valid IBAN should yield a remainder of '1'.</text:span></text:p>
        </text:list-item>
      </text:list>
      <text:p text:style-name="P1"/>
      <text:p text:style-name="Standard"><text:span text:style-name="T1">Step 6: Validation Result</text:span></text:p>
      <text:list xml:id="list592185928" text:style-name="WWNum2">
        <text:list-item>
          <text:p text:style-name="P7"><text:span text:style-name="T1">Based on the result of the modulo operation, the validation rule returns `true` if the remainder is '1', indicating that the IBAN is valid. If the remainder is not '1', it returns `false`, indicating an invalid IBAN.</text:span></text:p>
        </text:list-item>
      </text:list>
      <text:p text:style-name="P1"/>
      <text:p text:style-name="Standard"><text:span text:style-name="T1">Step 7: Error Message</text:span></text:p>
      <text:list xml:id="list2946200924" text:style-name="WWNum5">
        <text:list-item>
          <text:p text:style-name="P8"><text:span text:style-name="T1">In the case of validation failure, an error message is generated: "The :attribute is not a valid IBAN." This message is displayed to inform users that the provided IBAN is invalid.</text:span></text:p>
        </text:list-item>
      </text:list>
      <text:p text:style-name="P1"/>
      <text:p text:style-name="Standard"><text:span text:style-name="T1">By following these steps, the validation rule ensures the accuracy and validity of IBANs entered by users in the application.</text:span></text:p>
      <text:p text:style-name="Heading_20_4"><text:bookmark text:name="_qfkrepi0anuk"/><text:span text:style-name="T1">6. Admin Functionality</text:span></text:p>
      <text:p text:style-name="P1"/>
      <text:p text:style-name="Heading_20_5"><text:bookmark text:name="_vlsf9n592m9q"/><text:span text:style-name="T1">Admin Authentication</text:span></text:p>
      <text:p text:style-name="P1"/>
      <text:p text:style-name="Standard"><text:soft-page-break/><text:span text:style-name="T1">Admins are authenticated using separate admin credentials. Only admins have access to admin-specific features.</text:span></text:p>
      <text:p text:style-name="P1"/>
      <text:p text:style-name="Heading_20_5"><text:bookmark text:name="_oggr04iozket"/><text:span text:style-name="T1">Admin Access to IBAN Data</text:span></text:p>
      <text:p text:style-name="P1"/>
      <text:p text:style-name="Standard"><text:span text:style-name="T1">Admins can view a paginated list of all entered IBAN numbers.</text:span></text:p>
      <text:p text:style-name="P1"/>
      <text:p text:style-name="Heading_20_4"><text:bookmark text:name="_5zqg9cs8t0xn"/><text:span text:style-name="T1">7. Error Handling</text:span></text:p>
      <text:p text:style-name="P1"/>
      <text:p text:style-name="Standard"><text:span text:style-name="T1">Detailed error handling is implemented to provide meaningful responses for various scenarios, including validation errors, authentication failures, and server errors.</text:span></text:p>
      <text:p text:style-name="P1"/>
      <text:p text:style-name="Heading_20_4"><text:bookmark text:name="_lr77unlcpmys"/><text:span text:style-name="T1">8. API Endpoints</text:span></text:p>
      <text:p text:style-name="P1"/>
      <text:p text:style-name="Standard"><text:span text:style-name="T1">The system provides various API endpoints for user registration, login, IBAN validation, and admin functionality.</text:span></text:p>
      <text:p text:style-name="P1"/>
      <text:p text:style-name="Heading_20_4"><text:bookmark text:name="_golcc721vi6n"/><text:span text:style-name="T1">9. Security</text:span></text:p>
      <text:p text:style-name="P1"/>
      <text:p text:style-name="Standard"><text:span text:style-name="T1">User data is protected by securely hashing passwords and using HTTPS for data transmission. Authentication and authorization mechanisms are in place to ensure that only authorized users can access certain features.</text:span></text:p>
      <text:p text:style-name="P1"/>
      <text:p text:style-name="Heading_20_4"><text:bookmark text:name="_nr71r8qp8kuj"/><text:span text:style-name="T1">10. Scalability</text:span></text:p>
      <text:p text:style-name="P1"/>
      <text:p text:style-name="Standard"><text:span text:style-name="T1">The system is designed to handle large numbers of requests efficiently. Considerations for scaling the system are documented.</text:span></text:p>
      <text:p text:style-name="P1"><text:soft-page-break/></text:p>
      <text:p text:style-name="Heading_20_4"><text:bookmark text:name="_6shcpzlkjw7d"/><text:span text:style-name="T1">11. Deployment</text:span></text:p>
      <text:p text:style-name="P1"/>
      <text:p text:style-name="Standard"><text:span text:style-name="T1">Deployment instructions, including environment setup and deployment steps, are provided.</text:span></text:p>
      <text:p text:style-name="P1"/>
      <text:p text:style-name="Heading_20_4"><text:bookmark text:name="_g1207fi6tsca"/><text:span text:style-name="T1">12. Testing</text:span></text:p>
      <text:p text:style-name="Heading_20_5"><text:bookmark text:name="_orzjax70veqf"/><text:span text:style-name="T1">Testing Strategy</text:span></text:p>
      <text:p text:style-name="Standard"><text:span text:style-name="T1">Manual Testing Approach</text:span></text:p>
      <text:p text:style-name="Standard"><text:span text:style-name="T1">1. Validation Logic Testing:</text:span></text:p>
      <text:list xml:id="list490294245" text:style-name="WWNum3">
        <text:list-item>
          <text:p text:style-name="P9"><text:span text:style-name="T1">Scenario: Manually entered various IBANs, including valid and invalid ones.</text:span></text:p>
        </text:list-item>
        <text:list-item>
          <text:p text:style-name="P9"><text:span text:style-name="T1">Procedure: <text:s/>Entered IBANs into the application's IBAN validation input field.</text:span></text:p>
        </text:list-item>
        <text:list-item>
          <text:p text:style-name="P9"><text:span text:style-name="T1">Observations: Observed the application's response to each IBAN input, checking whether it correctly identified valid and invalid IBANs.</text:span></text:p>
        </text:list-item>
        <text:list-item>
          <text:p text:style-name="P9"><text:span text:style-name="T1">Results: Documented the results, noting any discrepancies or issues in the validation logic.</text:span></text:p>
        </text:list-item>
      </text:list>
      <text:p text:style-name="P1"/>
      <text:p text:style-name="Standard"><text:span text:style-name="T1">2. User Interface Testing:</text:span></text:p>
      <text:list xml:id="list3065510637" text:style-name="WWNum6">
        <text:list-item>
          <text:p text:style-name="P10"><text:span text:style-name="T1">Scenario: <text:s/>Tested the IBAN input form in the application's user interface.</text:span></text:p>
        </text:list-item>
        <text:list-item>
          <text:p text:style-name="P10"><text:span text:style-name="T1">Procedure: <text:s/>Interacted with the IBAN input form, entering IBANs and reviewing validation feedback.</text:span></text:p>
        </text:list-item>
        <text:list-item>
          <text:p text:style-name="P10"><text:span text:style-name="T1">Observations: <text:s/>Assessed the user interface's behavior, including the display of error messages for invalid IBANs.</text:span></text:p>
        </text:list-item>
        <text:list-item>
          <text:p text:style-name="P10"><text:span text:style-name="T1">Results: Documented any anomalies or user interface-related issues encountered during testing.</text:span></text:p>
        </text:list-item>
      </text:list>
      <text:p text:style-name="P1"/>
      <text:p text:style-name="Standard"><text:span text:style-name="T1">3. End-to-End Testing:</text:span></text:p>
      <text:list xml:id="list3945437696" text:style-name="WWNum10">
        <text:list-item>
          <text:p text:style-name="P11"><text:soft-page-break/><text:span text:style-name="T1">Scenario: <text:s/>Simulated end-to-end user workflows, including registration, login, IBAN entry, and validation.</text:span></text:p>
        </text:list-item>
        <text:list-item>
          <text:p text:style-name="P11"><text:span text:style-name="T1">Procedure: <text:s/>Manually executed the complete user journey, from registration to IBAN validation.</text:span></text:p>
        </text:list-item>
        <text:list-item>
          <text:p text:style-name="P11"><text:span text:style-name="T1">Observations: <text:s/>Verified that the IBAN validation feature seamlessly integrated into the user experience and correctly stored valid IBANs in the database.</text:span></text:p>
        </text:list-item>
        <text:list-item>
          <text:p text:style-name="P11"><text:span text:style-name="T1">Results: <text:s/>Documented any deviations or unexpected behavior observed during the end-to-end testing.</text:span></text:p>
        </text:list-item>
      </text:list>
      <text:p text:style-name="P1"/>
      <text:p text:style-name="Standard"><text:span text:style-name="T1">5. Exploratory Testing:</text:span></text:p>
      <text:list xml:id="list1492593330" text:style-name="WWNum9">
        <text:list-item>
          <text:p text:style-name="P12"><text:span text:style-name="T1">Scenario: <text:s/>Conducted exploratory testing to uncover any unanticipated issues.</text:span></text:p>
        </text:list-item>
        <text:list-item>
          <text:p text:style-name="P12"><text:span text:style-name="T1">Procedure: <text:s/>Explored the IBAN validation feature with a curious and open mindset, trying different inputs and interactions.</text:span></text:p>
        </text:list-item>
        <text:list-item>
          <text:p text:style-name="P12"><text:span text:style-name="T1">Observations: <text:s/>Noted any unexpected behavior or edge cases that surfaced during exploratory testing.</text:span></text:p>
        </text:list-item>
        <text:list-item>
          <text:p text:style-name="P12"><text:span text:style-name="T1">Results: <text:s/>Documented findings from exploratory testing, especially if they revealed critical issues.</text:span></text:p>
        </text:list-item>
      </text:list>
      <text:p text:style-name="P1"/>
      <text:p text:style-name="Standard"><text:span text:style-name="T1">6. Regression Testing:</text:span></text:p>
      <text:list xml:id="list3565495342" text:style-name="WWNum8">
        <text:list-item>
          <text:p text:style-name="P13"><text:span text:style-name="T1">Scenario: <text:s/>Performed regression testing after code changes or updates.</text:span></text:p>
        </text:list-item>
        <text:list-item>
          <text:p text:style-name="P13"><text:span text:style-name="T1">Procedure: <text:s/>Revisited previously tested scenarios to ensure that recent changes did not introduce new issues.</text:span></text:p>
        </text:list-item>
        <text:list-item>
          <text:p text:style-name="P13"><text:span text:style-name="T1">Observations: <text:s/>Checked if the IBAN validation feature still functioned correctly alongside other application features.</text:span></text:p>
        </text:list-item>
        <text:list-item>
          <text:p text:style-name="P13"><text:span text:style-name="T1">Results: <text:s/>Documented the outcomes of regression testing.</text:span></text:p>
        </text:list-item>
      </text:list>
      <text:p text:style-name="P1"/>
      <text:p text:style-name="P1"/>
      <text:p text:style-name="Standard"><text:span text:style-name="T1">Manual testing was essential to validate the IBAN validation feature and ensure its correctness and usability.</text:span></text:p>
      <text:p text:style-name="Heading_20_4"><text:bookmark text:name="_9d0mkoodh9bj"/><text:span text:style-name="T1">13. Conclusion</text:span></text:p>
      <text:p text:style-name="P1"/>
      <text:p text:style-name="Standard"><text:soft-page-break/><text:span text:style-name="T1">This document summarizes the design and architecture of the IBAN validation system, providing a comprehensive overview of its functionality and technical asp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Calibri" fo:font-family="Calibri" style:font-family-generic="roman" style:font-pitch="variable" style:text-underline-style="solid" style:text-underline-width="auto" style:text-underline-color="font-color" style:font-name-asian="Calibri1" style:font-family-asian="Calibri" style:font-family-generic-asian="system" style:font-pitch-asian="variable"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34" meta:word-count="1173" meta:character-count="7976" meta:non-whitespace-character-count="6877"/>
    <meta:generator>LibreOfficeDev/6.0.5.2$Linux_X86_64 LibreOffice_project/</meta:generator>
  </office:meta>
</office:document-meta>
</file>